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nition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NodeDefinitionImpl( QNodeDefinition nodeDef , NodeTypeManagerImpl ntMg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Impl.getRequiredPrimaryTyp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DefinitionImpl.getDefaultPrimary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